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CJK JP Medium" style:font-name-asian="Noto Sans CJK JP Medium"/>
    </style:style>
    <style:style style:name="ce2" style:family="table-cell" style:parent-style-name="Default" style:data-style-name="N84">
      <style:text-properties style:font-name="Noto Sans CJK JP Medium" style:font-name-asian="Noto Sans CJK JP Medium"/>
    </style:style>
    <style:style style:name="ce3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非常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非常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 table:number-rows-repeated="10484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00/00/00</text:date>, <text:time style:data-style-name="N2" text:time-value="09:10:12.56012187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5-02T09:17:58.563246837</dc:date>
    <meta:editing-duration>PT3H8M28S</meta:editing-duration>
    <meta:editing-cycles>10</meta:editing-cycles>
    <meta:generator>LibreOffice/6.4.3.2$Linux_X86_64 LibreOffice_project/747b5d0ebf89f41c860ec2a39efd7cb15b54f2d8</meta:generator>
    <meta:document-statistic meta:table-count="1" meta:cell-count="730" meta:object-count="0"/>
  </office:meta>
</office:document-meta>
</file>